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1-18T09:20:13.669428409</dc:date>
    <meta:editing-duration>PT2M5S</meta:editing-duration>
    <meta:editing-cycles>5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8" chart:maximum="180" chart:interval-major="10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43cm" svg:y="0.316cm" chart:style-name="ch2">
          <text:p>Whiskey Wash Jan 18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301cm" svg:width="9.912cm" svg:height="4.3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